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officeooo:rsid="0035ce20" officeooo:paragraph-rsid="0035ce20"/>
    </style:style>
    <style:style style:name="P29" style:family="paragraph" style:parent-style-name="Standard">
      <style:text-properties officeooo:rsid="0037afa3" officeooo:paragraph-rsid="0037afa3"/>
    </style:style>
    <style:style style:name="P30" style:family="paragraph" style:parent-style-name="Standard">
      <style:text-properties officeooo:rsid="00396af7" officeooo:paragraph-rsid="00396af7"/>
    </style:style>
    <style:style style:name="P31" style:family="paragraph" style:parent-style-name="Standard">
      <style:text-properties officeooo:rsid="003c01cb" officeooo:paragraph-rsid="003c01cb"/>
    </style:style>
    <style:style style:name="P32" style:family="paragraph" style:parent-style-name="Standard">
      <style:text-properties officeooo:rsid="003d57d5" officeooo:paragraph-rsid="003d57d5"/>
    </style:style>
    <style:style style:name="P33" style:family="paragraph" style:parent-style-name="Standard">
      <style:text-properties officeooo:rsid="003f5435" officeooo:paragraph-rsid="003f5435"/>
    </style:style>
    <style:style style:name="P34" style:family="paragraph" style:parent-style-name="Standard">
      <style:text-properties officeooo:rsid="003fc9a1" officeooo:paragraph-rsid="003fc9a1"/>
    </style:style>
    <style:style style:name="P3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3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3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3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3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3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4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5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T1" style:family="text">
      <style:text-properties officeooo:rsid="002ce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28">if-modifier:</text:p>
      <text:p text:style-name="P28">2.7.0 :137 &gt; a = 10</text:p>
      <text:p text:style-name="P28">2.7.0 :138 &gt; b = 20</text:p>
      <text:p text:style-name="P28">2.7.0 :139 &gt; print "#{a}is less than #{b}" if a&lt;b</text:p>
      <text:p text:style-name="P28">10is less than 20 =&gt; nil </text:p>
      <text:p text:style-name="P28">2.7.0 :140 &gt; print "#{a} is less than #{b}" if a&lt;b</text:p>
      <text:p text:style-name="P28"><text:soft-page-break/>10 is less than 20 =&gt; nil </text:p>
      <text:p text:style-name="P28"/>
      <text:p text:style-name="P20">unless:</text:p>
      <text:p text:style-name="P29">2.7.0 :141 &gt; unless a&gt;b</text:p>
      <text:p text:style-name="P29">2.7.0 :142 &gt; <text:s text:c="2"/>print "#{a} is less than #{b}\n"</text:p>
      <text:p text:style-name="P29">2.7.0 :143 &gt; else </text:p>
      <text:p text:style-name="P29">2.7.0 :144 &gt; <text:s text:c="2"/>print "#{a} is greater than b#{b}"</text:p>
      <text:p text:style-name="P29">2.7.0 :145 &gt; end</text:p>
      <text:p text:style-name="P29">10 is less than 20</text:p>
      <text:p text:style-name="P29"><text:s/>=&gt; nil </text:p>
      <text:p text:style-name="P29"/>
      <text:p text:style-name="P19">unless modifier:</text:p>
      <text:p text:style-name="P30">2.7.0 :146 &gt; print "a is greater than 5" unless a&lt;5</text:p>
      <text:p text:style-name="P30">a is greater than 5 =&gt; nil </text:p>
      <text:p text:style-name="P30"/>
      <text:p text:style-name="P18">Case statment: SWITCH </text:p>
      <text:p text:style-name="P31">2.7.0 :193 &gt; age =5</text:p>
      <text:p text:style-name="P31">2.7.0 :210 &gt; case age</text:p>
      <text:p text:style-name="P31">2.7.0 :211 &gt; when 0..17</text:p>
      <text:p text:style-name="P31">2.7.0 :212 &gt; <text:s text:c="2"/>puts 'child'</text:p>
      <text:p text:style-name="P31">2.7.0 :213 &gt; when 18..50</text:p>
      <text:p text:style-name="P31">2.7.0 :214 &gt; <text:s text:c="2"/>puts 'adult'</text:p>
      <text:p text:style-name="P31">2.7.0 :215 &gt; else </text:p>
      <text:p text:style-name="P31">2.7.0 :216 &gt; <text:s text:c="2"/>puts 'Dont know'</text:p>
      <text:p text:style-name="P31">2.7.0 :217 &gt; end</text:p>
      <text:p text:style-name="P31">child</text:p>
      <text:p text:style-name="P31"/>
      <text:p text:style-name="P21">Greatest of three:</text:p>
      <text:p text:style-name="P32">2.7.0 :362 &gt; def got</text:p>
      <text:p text:style-name="P32">2.7.0 :363 &gt; <text:s text:c="2"/>a = gets.to_i</text:p>
      <text:p text:style-name="P32">2.7.0 :364 &gt; <text:s text:c="2"/>b = gets.to_i</text:p>
      <text:p text:style-name="P32">2.7.0 :365 &gt; <text:s text:c="2"/>c = gets.to_i</text:p>
      <text:p text:style-name="P32">2.7.0 :366 &gt; <text:s text:c="2"/>small = a</text:p>
      <text:p text:style-name="P32">2.7.0 :367 &gt; <text:s text:c="2"/>if b&gt;small</text:p>
      <text:p text:style-name="P32">2.7.0 :368 &gt; <text:s text:c="4"/>small = b</text:p>
      <text:p text:style-name="P32">2.7.0 :369 &gt; <text:s text:c="2"/>end</text:p>
      <text:p text:style-name="P32">2.7.0 :370 &gt; <text:s text:c="2"/>if c&gt;small</text:p>
      <text:p text:style-name="P32">2.7.0 :371 &gt; <text:s text:c="4"/>small = c</text:p>
      <text:p text:style-name="P32">2.7.0 :372 &gt; <text:s text:c="2"/>end </text:p>
      <text:p text:style-name="P32">2.7.0 :373 &gt; <text:s text:c="2"/>puts "Greatest no. is #{small}"</text:p>
      <text:p text:style-name="P32">2.7.0 :374 &gt; end</text:p>
      <text:p text:style-name="P32"><text:s/>=&gt; :got </text:p>
      <text:p text:style-name="P32">2.7.0 :375 &gt; got</text:p>
      <text:p text:style-name="P32">12</text:p>
      <text:p text:style-name="P32">23</text:p>
      <text:p text:style-name="P32">14</text:p>
      <text:p text:style-name="P32">Greatest no. Is 23</text:p>
      <text:p text:style-name="P32"/>
      <text:p text:style-name="P32"/>
      <text:p text:style-name="P33">class for calculaiton:</text:p>
      <text:p text:style-name="P33">2.7.0 :499 &gt; class Calc</text:p>
      <text:p text:style-name="P33">2.7.0 :500 &gt; <text:s text:c="2"/>@@x = 0</text:p>
      <text:p text:style-name="P33"><text:soft-page-break/>2.7.0 :501 &gt; <text:s text:c="2"/>@@y = 0</text:p>
      <text:p text:style-name="P33">2.7.0 :502 &gt; <text:s text:c="2"/>@@z = 0</text:p>
      <text:p text:style-name="P33">2.7.0 :503 &gt; <text:s text:c="2"/></text:p>
      <text:p text:style-name="P33">2.7.0 :504 &gt; <text:s text:c="2"/>def sum </text:p>
      <text:p text:style-name="P33">2.7.0 :506 &gt; <text:s text:c="2"/>end</text:p>
      <text:p text:style-name="P33">2.7.0 :507 &gt; <text:s text:c="2"/>def diff</text:p>
      <text:p text:style-name="P33">2.7.0 :508 &gt; <text:s text:c="4"/>@@z = @@x-@@y</text:p>
      <text:p text:style-name="P33">2.7.0 :509 &gt; <text:s text:c="2"/>end</text:p>
      <text:p text:style-name="P33">2.7.0 :510 &gt; <text:s text:c="2"/>def mul</text:p>
      <text:p text:style-name="P33">2.7.0 :511 &gt; <text:s text:c="4"/>@@z = @@x*@@y</text:p>
      <text:p text:style-name="P33">2.7.0 :512 &gt; <text:s text:c="2"/>end</text:p>
      <text:p text:style-name="P33">2.7.0 :513 &gt; <text:s text:c="2"/>def div</text:p>
      <text:p text:style-name="P33">2.7.0 :514 &gt; <text:s text:c="4"/>@@z =@@x/@@y</text:p>
      <text:p text:style-name="P33">2.7.0 :515 &gt; <text:s text:c="2"/>end</text:p>
      <text:p text:style-name="P33">2.7.0 :516 &gt; <text:s text:c="2"/>def getvals</text:p>
      <text:p text:style-name="P33">2.7.0 :517 &gt; <text:s text:c="4"/>@@x = gets.to_i</text:p>
      <text:p text:style-name="P33">2.7.0 :518 &gt; <text:s text:c="4"/>@@y = gets.to_i</text:p>
      <text:p text:style-name="P33">2.7.0 :519 &gt; <text:s text:c="2"/>end</text:p>
      <text:p text:style-name="P33">2.7.0 :520 &gt; <text:s text:c="2"/>def printvals</text:p>
      <text:p text:style-name="P33">2.7.0 :521 &gt; <text:s text:c="4"/>puts "answer is: #{@@z}"</text:p>
      <text:p text:style-name="P33">2.7.0 :522 &gt; <text:s text:c="2"/>end</text:p>
      <text:p text:style-name="P33">2.7.0 :523 &gt; end</text:p>
      <text:p text:style-name="P33"/>
      <text:p text:style-name="P33">2.7.0 :525 &gt; ob2.getvals</text:p>
      <text:p text:style-name="P33">12</text:p>
      <text:p text:style-name="P33">23</text:p>
      <text:p text:style-name="P33"><text:s/>=&gt; 23 </text:p>
      <text:p text:style-name="P33">2.7.0 :526 &gt; ob2.sum</text:p>
      <text:p text:style-name="P33"><text:s/>=&gt; 35 </text:p>
      <text:p text:style-name="P33">2.7.0 :527 &gt; ob2.printvals</text:p>
      <text:p text:style-name="P33">answer is: 35</text:p>
      <text:p text:style-name="P33"/>
      <text:p text:style-name="P34">2.7.0 :528 &gt; ob2.mul</text:p>
      <text:p text:style-name="P34"><text:s/>=&gt; 276 </text:p>
      <text:p text:style-name="P34"/>
      <text:p text:style-name="P34">2.7.0 :530 &gt; ob2.printvals</text:p>
      <text:p text:style-name="P34">answer is: 276</text:p>
      <text:p text:style-name="P34"><text:s/>=&gt; nil </text:p>
      <text:p text:style-name="P34"/>
      <text:p text:style-name="P22">Getters and setters</text:p>
      <text:p text:style-name="P35">2.7.0 :537 &gt; class Box</text:p>
      <text:p text:style-name="P35">2.7.0 :538 &gt; <text:s text:c="2"/>def seth=(h)</text:p>
      <text:p text:style-name="P35">2.7.0 :539 &gt; <text:s text:c="4"/>@height = h</text:p>
      <text:p text:style-name="P35">2.7.0 :540 &gt; <text:s text:c="2"/>end</text:p>
      <text:p text:style-name="P35">2.7.0 :541 &gt; <text:s text:c="2"/>def setw=(w)</text:p>
      <text:p text:style-name="P35">2.7.0 :542 &gt; <text:s text:c="4"/>@width = w</text:p>
      <text:p text:style-name="P35">2.7.0 :543 &gt; <text:s text:c="2"/>end</text:p>
      <text:p text:style-name="P35">2.7.0 :544 &gt; <text:s text:c="2"/>def dh</text:p>
      <text:p text:style-name="P35">2.7.0 :545 &gt; <text:s text:c="4"/>return @height</text:p>
      <text:p text:style-name="P35">2.7.0 :546 &gt; <text:s text:c="2"/>end</text:p>
      <text:p text:style-name="P35">2.7.0 :547 &gt; <text:s text:c="2"/>def dw</text:p>
      <text:p text:style-name="P35">2.7.0 :548 &gt; <text:s text:c="4"/>return @width</text:p>
      <text:p text:style-name="P35"><text:soft-page-break/>2.7.0 :549 &gt; <text:s text:c="2"/>end</text:p>
      <text:p text:style-name="P35">2.7.0 :550 &gt; end</text:p>
      <text:p text:style-name="P35"/>
      <text:p text:style-name="P35">2.7.0 :553 &gt; box1.setw = 12</text:p>
      <text:p text:style-name="P35">2.7.0 :554 &gt; box1.seth = 23</text:p>
      <text:p text:style-name="P35">2.7.0 :555 &gt; box1.dh</text:p>
      <text:p text:style-name="P35"><text:s/>=&gt; 23 </text:p>
      <text:p text:style-name="P35">2.7.0 :556 &gt; box1.dw</text:p>
      <text:p text:style-name="P35"><text:s/>=&gt; 12 </text:p>
      <text:p text:style-name="P35"/>
      <text:p text:style-name="P23">Shortcut to Getters and Setters:</text:p>
      <text:p text:style-name="P36">2.7.0 :581 &gt; class Box</text:p>
      <text:p text:style-name="P36">2.7.0 :582 &gt; <text:s text:c="2"/>def initialize(w,h)</text:p>
      <text:p text:style-name="P36">2.7.0 :583 &gt; <text:s text:c="4"/>@height = h</text:p>
      <text:p text:style-name="P36">2.7.0 :584 &gt; <text:s text:c="4"/>@width = w</text:p>
      <text:p text:style-name="P36">2.7.0 :585 &gt; <text:s text:c="2"/>end</text:p>
      <text:p text:style-name="P36">2.7.0 :586 &gt; <text:s text:c="2"/>attr_accessor:width,:height</text:p>
      <text:p text:style-name="P36">2.7.0 :587 &gt; end</text:p>
      <text:p text:style-name="P36"><text:s/>=&gt; nil </text:p>
      <text:p text:style-name="P36">2.7.0 :588 &gt; box1 = Box.new(10,20)</text:p>
      <text:p text:style-name="P36">2.7.0 :589 &gt; puts box1.height</text:p>
      <text:p text:style-name="P36">20</text:p>
      <text:p text:style-name="P36"><text:s/>=&gt; nil </text:p>
      <text:p text:style-name="P36">2.7.0 :590 &gt; puts box1.width</text:p>
      <text:p text:style-name="P36">10</text:p>
      <text:p text:style-name="P36"><text:s/>=&gt; nil </text:p>
      <text:p text:style-name="P36">2.7.0 :591 &gt; box1.height+=15</text:p>
      <text:p text:style-name="P36">2.7.0 :592 &gt; box1.width+=10</text:p>
      <text:p text:style-name="P36">2.7.0 :593 &gt; box1.height</text:p>
      <text:p text:style-name="P36"><text:s/>=&gt; 35 </text:p>
      <text:p text:style-name="P36">2.7.0 :594 &gt; box1.width</text:p>
      <text:p text:style-name="P36"><text:s/>=&gt; 20 </text:p>
      <text:p text:style-name="P36"/>
      <text:p text:style-name="P24">Until loop and until modifier</text:p>
      <text:p text:style-name="P37">2.7.0 :609 &gt; i=0</text:p>
      <text:p text:style-name="P37">2.7.0 :610 &gt; until i&gt;5 do</text:p>
      <text:p text:style-name="P37">2.7.0 :611 &gt; <text:s text:c="2"/>puts "#{i+1}"</text:p>
      <text:p text:style-name="P37">2.7.0 :612 &gt; <text:s text:c="2"/>i+=1</text:p>
      <text:p text:style-name="P37">2.7.0 :613 &gt; end</text:p>
      <text:p text:style-name="P37">1</text:p>
      <text:p text:style-name="P37">2</text:p>
      <text:p text:style-name="P37">3</text:p>
      <text:p text:style-name="P37">4</text:p>
      <text:p text:style-name="P37">5</text:p>
      <text:p text:style-name="P37">6</text:p>
      <text:p text:style-name="P37"/>
      <text:p text:style-name="P38">2.7.0 :618 &gt; i=0</text:p>
      <text:p text:style-name="P38">2.7.0 :619 &gt; begin</text:p>
      <text:p text:style-name="P38">2.7.0 :620 &gt; <text:s text:c="2"/>puts "#{i}"</text:p>
      <text:p text:style-name="P38">2.7.0 :621 &gt; <text:s text:c="2"/>i+=1</text:p>
      <text:p text:style-name="P38">2.7.0 :622 &gt; end until i&gt;5</text:p>
      <text:p text:style-name="P38">0</text:p>
      <text:p text:style-name="P38"><text:soft-page-break/>1</text:p>
      <text:p text:style-name="P38">2</text:p>
      <text:p text:style-name="P38">3</text:p>
      <text:p text:style-name="P38">4</text:p>
      <text:p text:style-name="P38">5</text:p>
      <text:p text:style-name="P38"/>
      <text:p text:style-name="P25">While loop and while modifier:</text:p>
      <text:p text:style-name="P39">2.7.0 :624 &gt; while i&lt;5 do</text:p>
      <text:p text:style-name="P39">2.7.0 :625 &gt; <text:s text:c="2"/>puts "value is #{i+1}"</text:p>
      <text:p text:style-name="P39">2.7.0 :626 &gt; <text:s text:c="2"/>i+=1</text:p>
      <text:p text:style-name="P39">2.7.0 :627 &gt; end</text:p>
      <text:p text:style-name="P39">value is 1</text:p>
      <text:p text:style-name="P39">value is 2</text:p>
      <text:p text:style-name="P39">value is 3</text:p>
      <text:p text:style-name="P39">value is 4</text:p>
      <text:p text:style-name="P39">value is 5</text:p>
      <text:p text:style-name="P39"/>
      <text:p text:style-name="P40">2.7.0 :628 &gt; i=0</text:p>
      <text:p text:style-name="P40">2.7.0 :629 &gt; begin</text:p>
      <text:p text:style-name="P40">2.7.0 :630 &gt; <text:s text:c="2"/>puts "#{(i+1)*2}"</text:p>
      <text:p text:style-name="P40">2.7.0 :631 &gt; <text:s text:c="2"/>i+=1</text:p>
      <text:p text:style-name="P40">2.7.0 :632 &gt; end while i&lt;5</text:p>
      <text:p text:style-name="P40">2</text:p>
      <text:p text:style-name="P40">4</text:p>
      <text:p text:style-name="P40">6</text:p>
      <text:p text:style-name="P40">8</text:p>
      <text:p text:style-name="P40">10</text:p>
      <text:p text:style-name="P40"/>
      <text:p text:style-name="P26">to_s Method</text:p>
      <text:p text:style-name="P41">2.7.0 :659 &gt; class Student</text:p>
      <text:p text:style-name="P41">2.7.0 :660 &gt; <text:s text:c="2"/>def initialize(n,id)</text:p>
      <text:p text:style-name="P41">2.7.0 :661 &gt; <text:s text:c="4"/>@name = n</text:p>
      <text:p text:style-name="P41">2.7.0 :662 &gt; <text:s text:c="4"/>@id = id</text:p>
      <text:p text:style-name="P41">2.7.0 :663 &gt; <text:s text:c="2"/>end <text:s/></text:p>
      <text:p text:style-name="P41">2.7.0 :664 &gt; <text:s text:c="2"/>def to_s </text:p>
      <text:p text:style-name="P41">2.7.0 :665 &gt; <text:s text:c="4"/>puts "student\'s name is #{@name} and id is #{@id}"</text:p>
      <text:p text:style-name="P41">2.7.0 :666 &gt; <text:s text:c="2"/>end</text:p>
      <text:p text:style-name="P41">2.7.0 :667 &gt; end</text:p>
      <text:p text:style-name="P41"><text:s/>=&gt; :to_s </text:p>
      <text:p text:style-name="P41">2.7.0 :668 &gt; s1 = Student.new('John',1)</text:p>
      <text:p text:style-name="P41">2.7.0 :669 &gt; puts s1</text:p>
      <text:p text:style-name="P41">student's name is John and id is 1</text:p>
      <text:p text:style-name="P41"/>
      <text:p text:style-name="P27">Alternative for FOR loop</text:p>
      <text:p text:style-name="P42">2.7.0 :671 &gt; (1..5).each do |i|</text:p>
      <text:p text:style-name="P42">2.7.0 :672 &gt; <text:s text:c="2"/>puts "#{i*5}"</text:p>
      <text:p text:style-name="P42">2.7.0 :673 &gt; end</text:p>
      <text:p text:style-name="P42">5</text:p>
      <text:p text:style-name="P42">10</text:p>
      <text:p text:style-name="P42">15</text:p>
      <text:p text:style-name="P42">20</text:p>
      <text:p text:style-name="P42">25</text:p>
      <text:p text:style-name="P45"><text:soft-page-break/>OTHER LOOPS</text:p>
      <text:p text:style-name="P45"/>
      <text:p text:style-name="P44">2.7.0 :676 &gt; 3.times {|i| puts"hello #{i}"}</text:p>
      <text:p text:style-name="P44">hello 0</text:p>
      <text:p text:style-name="P44">hello 1</text:p>
      <text:p text:style-name="P44">hello 2</text:p>
      <text:p text:style-name="P44"><text:s/>=&gt; 3 </text:p>
      <text:p text:style-name="P44"/>
      <text:p text:style-name="P44">2.7.0 :677 &gt; 2.upto(5) {|i| puts"hello #{i}"}</text:p>
      <text:p text:style-name="P44">hello 2</text:p>
      <text:p text:style-name="P44">hello 3</text:p>
      <text:p text:style-name="P44">hello 4</text:p>
      <text:p text:style-name="P44">hello 5</text:p>
      <text:p text:style-name="P44"><text:s/>=&gt; 2 </text:p>
      <text:p text:style-name="P44"/>
      <text:p text:style-name="P44">2.7.0 :678 &gt; 5.downto(2) {|i| puts"hello #{i}"}</text:p>
      <text:p text:style-name="P44">hello 5</text:p>
      <text:p text:style-name="P44">hello 4</text:p>
      <text:p text:style-name="P44">hello 3</text:p>
      <text:p text:style-name="P44">hello 2</text:p>
      <text:p text:style-name="P44"><text:s/>=&gt; 5 </text:p>
      <text:p text:style-name="P44"/>
      <text:p text:style-name="P44">2.7.0 :679 &gt; 5.step(20,5) {|i| puts"hello #{i}"}</text:p>
      <text:p text:style-name="P44">hello 5</text:p>
      <text:p text:style-name="P44">hello 10</text:p>
      <text:p text:style-name="P44">hello 15</text:p>
      <text:p text:style-name="P44">hello 20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8:00:06.245090743</dc:date>
    <meta:editing-duration>PT1H31M45S</meta:editing-duration>
    <meta:editing-cycles>41</meta:editing-cycles>
    <meta:document-statistic meta:table-count="0" meta:image-count="0" meta:object-count="0" meta:page-count="8" meta:paragraph-count="346" meta:word-count="1369" meta:character-count="6467" meta:non-whitespace-character-count="5136"/>
  </office:meta>
</office:document-meta>
</file>